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5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6" style:family="table-cell" style:parent-style-name="Default">
      <style:text-properties fo:color="#ff0000" fo:font-style="italic" fo:font-weight="bold"/>
    </style:style>
    <style:style style:name="ce17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3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4"/>
          <table:table-cell table:style-name="ce16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 table:number-rows-repeated="6551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2007／03／16</text:date>, <text:time>16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16T15:38:52</meta:creation-date>
    <dc:creator>zDevil zhang</dc:creator>
    <dc:date>2007-03-16T16:19:37</dc:date>
    <dc:language>fr-FR</dc:language>
    <meta:editing-cycles>23</meta:editing-cycles>
    <meta:editing-duration>PT2H13M26S</meta:editing-duration>
    <meta:user-defined meta:name="Info 1"/>
    <meta:user-defined meta:name="Info 2"/>
    <meta:user-defined meta:name="Info 3"/>
    <meta:user-defined meta:name="Info 4"/>
    <meta:document-statistic meta:table-count="3" meta:cell-count="51"/>
  </office:meta>
</office:document-meta>
</file>